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Sans" svg:font-family="'Fira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ce style:name="arial" svg:font-family="arial, sans-serif"/>
    <style:font-face style:name="ff2" svg:font-family="ff2, Arial, Arial, Helvetica, sans-serif"/>
    <style:font-face style:name="inherit" svg:font-family="inherit"/>
    <style:font-face style:name="var h2 typography-font-family" svg:font-family="'var h2 typography-font-family'"/>
    <style:font-face style:name="var h3 typography-font-family" svg:font-family="'var h3 typography-font-family'"/>
    <style:font-face style:name="var h4 typography-font-family" svg:font-family="'var h4 typography-font-family'"/>
  </office:font-face-decls>
  <office:automatic-styles>
    <style:style style:name="P1" style:family="paragraph" style:parent-style-name="Heading_20_5">
      <style:paragraph-properties fo:margin-left="0cm" fo:margin-right="0cm" fo:margin-top="0cm" fo:margin-bottom="0.529cm" style:contextual-spacing="false" fo:orphans="2" fo:widows="2" fo:text-indent="0cm" style:auto-text-indent="false"/>
      <style:text-properties fo:font-variant="normal" fo:text-transform="none" fo:color="#333333" loext:opacity="100%" style:font-name="Fira Sans" fo:font-size="12pt" fo:letter-spacing="normal" fo:font-style="normal" fo:font-weight="normal" officeooo:rsid="00207a74" officeooo:paragraph-rsid="00207a74"/>
    </style:style>
    <style:style style:name="P2" style:family="paragraph" style:parent-style-name="Heading_20_2">
      <style:paragraph-properties fo:margin-left="0cm" fo:margin-right="0cm" fo:orphans="2" fo:widows="2" fo:text-indent="0cm"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Heading_20_2">
      <style:paragraph-properties fo:margin-left="0cm" fo:margin-right="0cm" fo:orphans="2" fo:widows="2" fo:text-indent="0cm" style:auto-text-indent="false"/>
    </style:style>
    <style:style style:name="P4" style:family="paragraph" style:parent-style-name="Heading_20_2">
      <style:paragraph-properties fo:margin-left="0cm" fo:margin-right="0cm" fo:orphans="2" fo:widows="2" fo:text-indent="0cm" style:auto-text-indent="false"/>
      <style:text-properties style:font-name="Poppins" fo:font-size="13pt" officeooo:paragraph-rsid="001b12ed" style:font-size-asian="13pt" style:font-size-complex="13pt"/>
    </style:style>
    <style:style style:name="P5" style:family="paragraph" style:parent-style-name="Heading_20_3">
      <style:paragraph-properties fo:margin-left="0cm" fo:margin-right="0cm" fo:line-height="120%" fo:orphans="2" fo:widows="2" fo:text-indent="0cm" style:auto-text-indent="false"/>
    </style:style>
    <style:style style:name="P6" style:family="paragraph" style:parent-style-name="Heading_20_3">
      <style:paragraph-properties fo:margin-left="0cm" fo:margin-right="0cm" fo:orphans="2" fo:widows="2" fo:text-indent="0cm" style:auto-text-indent="false"/>
      <style:text-properties fo:font-variant="normal" fo:text-transform="none" fo:color="#333333" loext:opacity="100%" style:font-name="Fira Sans" fo:font-size="12pt" fo:letter-spacing="normal" fo:font-style="normal" fo:font-weight="normal" officeooo:rsid="00207a74" officeooo:paragraph-rsid="00207a74" style:font-size-asian="13pt" style:font-size-complex="13pt"/>
    </style:style>
    <style:style style:name="P7" style:family="paragraph" style:parent-style-name="Heading_20_3">
      <style:paragraph-properties fo:margin-left="0cm" fo:margin-right="0cm" fo:margin-top="0cm" fo:margin-bottom="0.529cm" style:contextual-spacing="false" fo:orphans="2" fo:widows="2" fo:text-indent="0cm" style:auto-text-indent="false"/>
      <style:text-properties fo:font-variant="normal" fo:text-transform="none" fo:color="#333333" loext:opacity="100%" style:font-name="Fira Sans" fo:font-size="12pt" fo:letter-spacing="normal" fo:font-style="normal" fo:font-weight="normal" officeooo:rsid="00207a74" officeooo:paragraph-rsid="00207a74"/>
    </style:style>
    <style:style style:name="P8" style:family="paragraph" style:parent-style-name="Heading_20_4">
      <style:paragraph-properties fo:margin-left="0cm" fo:margin-right="0cm" fo:orphans="2" fo:widows="2" fo:text-indent="0cm" style:auto-text-indent="false"/>
      <style:text-properties fo:font-variant="normal" fo:text-transform="none" fo:color="#333333" loext:opacity="100%" style:font-name="Fira Sans" fo:font-size="12pt" fo:letter-spacing="normal" fo:font-style="normal" fo:font-weight="normal" officeooo:rsid="00207a74" officeooo:paragraph-rsid="00207a74" style:font-size-asian="13pt" style:font-size-complex="13pt"/>
    </style:style>
    <style:style style:name="P9" style:family="paragraph" style:parent-style-name="Heading_20_4">
      <style:paragraph-properties fo:margin-left="0cm" fo:margin-right="0cm" fo:margin-top="0cm" fo:margin-bottom="0.529cm" style:contextual-spacing="false" fo:orphans="2" fo:widows="2" fo:text-indent="0cm" style:auto-text-indent="false"/>
      <style:text-properties fo:font-variant="normal" fo:text-transform="none" fo:color="#333333" loext:opacity="100%" style:font-name="Fira Sans" fo:font-size="12pt" fo:letter-spacing="normal" fo:font-style="normal" fo:font-weight="normal"/>
    </style:style>
    <style:style style:name="P10" style:family="paragraph" style:parent-style-name="Preformatted_20_Text">
      <style:paragraph-properties fo:margin-left="0cm" fo:margin-right="0cm" fo:line-height="120%" fo:orphans="2" fo:widows="2" fo:text-indent="0cm" style:auto-text-indent="false"/>
      <style:text-properties officeooo:paragraph-rsid="0025bdb0"/>
    </style:style>
    <style:style style:name="P11" style:family="paragraph" style:parent-style-name="Standard">
      <style:paragraph-properties fo:margin-left="0cm" fo:margin-right="0cm" fo:orphans="2" fo:widows="2" fo:text-indent="0cm" style:auto-text-indent="false"/>
      <style:text-properties fo:font-variant="normal" fo:text-transform="none" fo:color="#333333" loext:opacity="100%" style:font-name="Fira Sans" fo:font-size="12pt" fo:letter-spacing="normal" fo:font-style="normal" fo:font-weight="normal"/>
    </style:style>
    <style:style style:name="P1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loext:opacity="100%" style:font-name="Fira Sans" fo:font-size="12pt" fo:letter-spacing="normal" fo:font-style="normal" fo:font-weight="normal" officeooo:rsid="001bbeb9" officeooo:paragraph-rsid="001bbeb9"/>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margin-top="0cm" fo:margin-bottom="0.529cm" style:contextual-spacing="false" fo:orphans="2" fo:widows="2" fo:text-indent="0cm" style:auto-text-indent="false"/>
    </style:style>
    <style:style style:name="P15" style:family="paragraph" style:parent-style-name="Text_20_body">
      <style:paragraph-properties fo:margin-left="0cm" fo:margin-right="0cm" fo:margin-top="0cm" fo:margin-bottom="0.529cm" style:contextual-spacing="false" fo:orphans="2" fo:widows="2" fo:text-indent="0cm" style:auto-text-indent="false"/>
      <style:text-properties style:font-name="Fira Sans" fo:font-size="12pt"/>
    </style:style>
    <style:style style:name="P16" style:family="paragraph" style:parent-style-name="Text_20_body">
      <style:paragraph-properties fo:margin-left="0cm" fo:margin-right="0cm" fo:orphans="2" fo:widows="2" fo:text-indent="0cm" style:auto-text-indent="false"/>
      <style:text-properties fo:font-variant="normal" fo:text-transform="none" fo:color="#333333" loext:opacity="100%" style:font-name="Fira Sans" fo:font-size="12pt" fo:letter-spacing="normal" fo:font-style="normal" fo:font-weight="normal"/>
    </style:style>
    <style:style style:name="P17" style:family="paragraph" style:parent-style-name="Text_20_body">
      <style:paragraph-properties fo:margin-left="0cm" fo:margin-right="0cm" fo:margin-top="0cm" fo:margin-bottom="0.529cm" style:contextual-spacing="false" fo:orphans="2" fo:widows="2" fo:text-indent="0cm" style:auto-text-indent="false"/>
      <style:text-properties fo:font-variant="normal" fo:text-transform="none" fo:color="#333333" loext:opacity="100%" style:font-name="Fira Sans" fo:font-size="12pt" fo:letter-spacing="normal" fo:font-style="normal" fo:font-weight="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333333" loext:opacity="100%" style:font-name="Fira Sans" fo:font-size="12pt" fo:letter-spacing="normal" fo:font-style="normal" fo:font-weight="normal" officeooo:paragraph-rsid="00223e5b"/>
    </style:style>
    <style:style style:name="P19" style:family="paragraph" style:parent-style-name="Text_20_body">
      <style:paragraph-properties fo:margin-left="0cm" fo:margin-right="0cm" fo:orphans="2" fo:widows="2" fo:text-indent="0cm" style:auto-text-indent="false"/>
      <style:text-properties fo:font-variant="normal" fo:text-transform="none" fo:color="#333333" loext:opacity="100%" style:font-name="Fira Sans" fo:font-size="12pt" fo:letter-spacing="normal" fo:font-style="normal" fo:font-weight="normal" officeooo:paragraph-rsid="001b12ed" style:font-size-asian="13pt" style:font-size-complex="13pt"/>
    </style:style>
    <style:style style:name="P20" style:family="paragraph" style:parent-style-name="Text_20_body">
      <style:paragraph-properties fo:margin-left="0cm" fo:margin-right="0cm" fo:margin-top="0cm" fo:margin-bottom="0.529cm" style:contextual-spacing="false" fo:orphans="2" fo:widows="2" fo:text-indent="0cm" style:auto-text-indent="false"/>
      <style:text-properties fo:font-variant="normal" fo:text-transform="none" fo:color="#333333" loext:opacity="100%" style:font-name="Fira Sans" fo:font-size="12pt" fo:letter-spacing="normal" fo:font-style="normal" fo:font-weight="normal" officeooo:rsid="00207a74" officeooo:paragraph-rsid="00207a74"/>
    </style:style>
    <style:style style:name="P21" style:family="paragraph" style:parent-style-name="Text_20_body">
      <style:paragraph-properties fo:margin-left="0cm" fo:margin-right="0cm" fo:margin-top="0cm" fo:margin-bottom="0.529cm" style:contextual-spacing="false" fo:orphans="2" fo:widows="2" fo:text-indent="0cm" style:auto-text-indent="false"/>
      <style:text-properties fo:font-variant="normal" fo:text-transform="none" fo:color="#333333" loext:opacity="100%" style:font-name="Poppins"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loext:opacity="100%" style:font-name="Poppins" fo:font-size="13pt" fo:letter-spacing="normal" fo:font-style="normal" fo:font-weight="normal" officeooo:paragraph-rsid="001b12ed" style:font-size-asian="13pt" style:font-size-complex="13pt"/>
    </style:style>
    <style:style style:name="P23" style:family="paragraph" style:parent-style-name="Text_20_body">
      <style:paragraph-properties fo:margin-left="0cm" fo:margin-right="0cm" fo:line-height="120%" fo:orphans="2" fo:widows="2" fo:text-indent="0cm" style:auto-text-indent="false"/>
    </style:style>
    <style:style style:name="P24" style:family="paragraph" style:parent-style-name="Text_20_body">
      <style:paragraph-properties fo:margin-left="0cm" fo:margin-right="0cm" fo:line-height="120%" fo:orphans="2" fo:widows="2" fo:text-indent="0cm" style:auto-text-indent="false"/>
      <style:text-properties officeooo:paragraph-rsid="001a3d02"/>
    </style:style>
    <style:style style:name="P25" style:family="paragraph" style:parent-style-name="Text_20_body">
      <style:paragraph-properties fo:margin-left="0cm" fo:margin-right="0cm" fo:line-height="120%" fo:orphans="2" fo:widows="2" fo:text-indent="0cm" style:auto-text-indent="false"/>
      <style:text-properties officeooo:paragraph-rsid="0021cd99"/>
    </style:style>
    <style:style style:name="P26" style:family="paragraph" style:parent-style-name="Text_20_body">
      <style:paragraph-properties fo:margin-left="0cm" fo:margin-right="0cm" fo:line-height="120%" fo:orphans="2" fo:widows="2" fo:text-indent="0cm" style:auto-text-indent="false"/>
      <style:text-properties officeooo:paragraph-rsid="00223e5b"/>
    </style:style>
    <style:style style:name="P27" style:family="paragraph" style:parent-style-name="Text_20_body">
      <style:paragraph-properties fo:margin-left="0cm" fo:margin-right="0cm" fo:line-height="120%" fo:orphans="2" fo:widows="2" fo:text-indent="0cm" style:auto-text-indent="false"/>
      <style:text-properties officeooo:paragraph-rsid="0023dd0b"/>
    </style:style>
    <style:style style:name="P28" style:family="paragraph" style:parent-style-name="Text_20_body">
      <style:paragraph-properties fo:margin-left="0cm" fo:margin-right="0cm" fo:line-height="120%" fo:orphans="2" fo:widows="2" fo:text-indent="0cm" style:auto-text-indent="false"/>
      <style:text-properties officeooo:paragraph-rsid="0025bdb0"/>
    </style:style>
    <style:style style:name="P29" style:family="paragraph" style:parent-style-name="Text_20_body">
      <style:paragraph-properties fo:margin-left="0cm" fo:margin-right="0cm" fo:line-height="120%" fo:orphans="2" fo:widows="2" fo:text-indent="0cm" style:auto-text-indent="false"/>
      <style:text-properties officeooo:paragraph-rsid="00262fdd"/>
    </style:style>
    <style:style style:name="P30" style:family="paragraph" style:parent-style-name="Text_20_body">
      <style:paragraph-properties fo:margin-left="0cm" fo:margin-right="0cm" fo:line-height="120%" fo:orphans="2" fo:widows="2" fo:text-indent="0cm" style:auto-text-indent="false"/>
      <style:text-properties officeooo:paragraph-rsid="0026d115"/>
    </style:style>
    <style:style style:name="P31" style:family="paragraph" style:parent-style-name="Text_20_body">
      <style:paragraph-properties fo:margin-left="0cm" fo:margin-right="0cm" fo:line-height="120%" fo:orphans="2" fo:widows="2" fo:text-indent="0cm" style:auto-text-indent="false"/>
      <style:text-properties officeooo:paragraph-rsid="0028284a"/>
    </style:style>
    <style:style style:name="P32" style:family="paragraph" style:parent-style-name="Text_20_body">
      <style:paragraph-properties fo:margin-left="0cm" fo:margin-right="0cm" fo:orphans="2" fo:widows="2" fo:text-indent="0cm" style:auto-text-indent="false"/>
      <style:text-properties style:font-name="Poppins" fo:font-size="13pt" officeooo:paragraph-rsid="001b12ed" style:font-size-asian="13pt" style:font-size-complex="13pt"/>
    </style:style>
    <style:style style:name="P33" style:family="paragraph" style:parent-style-name="Text_20_body">
      <style:paragraph-properties fo:margin-left="0cm" fo:margin-right="0cm" fo:orphans="2" fo:widows="2" fo:text-indent="0cm" style:auto-text-indent="false"/>
      <style:text-properties style:font-name="Poppins" fo:font-size="13pt" officeooo:paragraph-rsid="001df0dc" style:font-size-asian="13pt" style:font-size-complex="13pt"/>
    </style:style>
    <style:style style:name="P34" style:family="paragraph" style:parent-style-name="Text_20_body">
      <style:paragraph-properties fo:margin-left="0cm" fo:margin-right="0cm" fo:margin-top="0cm" fo:margin-bottom="0.529cm" style:contextual-spacing="false" fo:orphans="2" fo:widows="2" fo:text-indent="0cm" style:auto-text-indent="false"/>
      <style:text-properties style:font-name="Poppins" fo:font-size="13pt" style:font-size-asian="13pt" style:font-size-complex="13pt"/>
    </style:style>
    <style:style style:name="P35" style:family="paragraph" style:parent-style-name="Text_20_body">
      <style:paragraph-properties fo:text-align="center" style:justify-single-word="false"/>
      <style:text-properties style:font-name="Poppins" fo:font-size="15pt" fo:font-weight="bold" officeooo:rsid="00262fdd" officeooo:paragraph-rsid="00262fdd" style:font-size-asian="15pt" style:font-weight-asian="bold" style:font-size-complex="15pt" style:font-weight-complex="bold"/>
    </style:style>
    <style:style style:name="P36" style:family="paragraph" style:parent-style-name="Text_20_body">
      <style:text-properties officeooo:paragraph-rsid="00223e5b"/>
    </style:style>
    <style:style style:name="P37" style:family="paragraph" style:parent-style-name="Text_20_body">
      <style:text-properties officeooo:rsid="00262fdd"/>
    </style:style>
    <style:style style:name="T1" style:family="text">
      <style:text-properties fo:font-style="normal"/>
    </style:style>
    <style:style style:name="T2" style:family="text">
      <style:text-properties fo:font-variant="normal" fo:text-transform="none" fo:color="#333333" loext:opacity="100%" style:font-name="Fira Sans" fo:font-size="12pt" fo:letter-spacing="normal" fo:font-style="normal" fo:font-weight="normal"/>
    </style:style>
    <style:style style:name="T3" style:family="text">
      <style:text-properties fo:font-variant="normal" fo:text-transform="none" fo:color="#333333" loext:opacity="100%" style:font-name="var h2 typography-font-family" fo:letter-spacing="normal" fo:font-style="normal" fo:font-weight="bold" officeooo:rsid="001b12ed" loext:padding="0cm" loext:border="none"/>
    </style:style>
    <style:style style:name="T4" style:family="text">
      <style:text-properties fo:font-variant="normal" fo:text-transform="none" fo:color="#333333" loext:opacity="100%" style:font-name="var h3 typography-font-family" fo:letter-spacing="normal" fo:font-style="normal" fo:font-weight="bold"/>
    </style:style>
    <style:style style:name="T5" style:family="text">
      <style:text-properties fo:font-variant="normal" fo:text-transform="none" fo:color="#333333" loext:opacity="100%" style:font-name="var h3 typography-font-family" fo:letter-spacing="normal" fo:font-style="normal" fo:font-weight="normal" officeooo:rsid="00223e5b" style:font-weight-asian="normal" style:font-weight-complex="normal"/>
    </style:style>
    <style:style style:name="T6" style:family="text">
      <style:text-properties fo:font-variant="normal" fo:text-transform="none" fo:color="#333333" loext:opacity="100%" style:font-name="var h3 typography-font-family" fo:letter-spacing="normal" fo:font-style="normal" officeooo:rsid="00223e5b"/>
    </style:style>
    <style:style style:name="T7" style:family="text">
      <style:text-properties fo:font-variant="normal" fo:text-transform="none" fo:color="#333333" loext:opacity="100%" style:font-name="var h3 typography-font-family" fo:font-size="13.5pt" fo:letter-spacing="normal" fo:font-style="normal" fo:font-weight="bold" officeooo:rsid="001a3d02"/>
    </style:style>
    <style:style style:name="T8" style:family="text">
      <style:text-properties fo:font-variant="normal" fo:text-transform="none" fo:color="#333333" loext:opacity="100%" style:font-name="var h3 typography-font-family" fo:font-size="13.5pt" fo:letter-spacing="normal" fo:font-style="normal" fo:font-weight="bold" officeooo:rsid="0021cd99"/>
    </style:style>
    <style:style style:name="T9" style:family="text">
      <style:text-properties fo:font-variant="normal" fo:text-transform="none" fo:color="#333333" loext:opacity="100%" style:font-name="var h3 typography-font-family" fo:font-size="13.5pt" fo:letter-spacing="normal" fo:font-style="normal" fo:font-weight="bold" officeooo:rsid="00262fdd"/>
    </style:style>
    <style:style style:name="T10" style:family="text">
      <style:text-properties fo:font-variant="normal" fo:text-transform="none" fo:color="#333333" loext:opacity="100%" style:font-name="var h3 typography-font-family" fo:font-size="13.5pt" fo:letter-spacing="normal" fo:font-style="normal" fo:font-weight="normal" officeooo:rsid="0021cd99" style:font-weight-asian="normal" style:font-weight-complex="normal"/>
    </style:style>
    <style:style style:name="T11" style:family="text">
      <style:text-properties fo:font-variant="normal" fo:text-transform="none" fo:color="#333333" loext:opacity="100%" style:font-name="var h3 typography-font-family" fo:font-size="13.5pt" fo:letter-spacing="normal" fo:font-style="normal" fo:font-weight="normal" officeooo:rsid="00223e5b" style:font-weight-asian="normal" style:font-weight-complex="normal"/>
    </style:style>
    <style:style style:name="T12" style:family="text">
      <style:text-properties fo:font-variant="normal" fo:text-transform="none" fo:color="#333333" loext:opacity="100%" style:font-name="var h3 typography-font-family" fo:font-size="13.5pt" fo:letter-spacing="normal" fo:font-style="normal" fo:font-weight="normal" officeooo:rsid="0023dd0b" style:font-weight-asian="normal" style:font-weight-complex="normal"/>
    </style:style>
    <style:style style:name="T13" style:family="text">
      <style:text-properties fo:font-variant="normal" fo:text-transform="none" fo:color="#333333" loext:opacity="100%" style:font-name="var h3 typography-font-family" fo:font-size="13.5pt" fo:letter-spacing="normal" fo:font-style="normal" fo:font-weight="normal" officeooo:rsid="0026d115" style:font-weight-asian="normal" style:font-weight-complex="normal"/>
    </style:style>
    <style:style style:name="T14" style:family="text">
      <style:text-properties fo:font-variant="normal" fo:text-transform="none" fo:color="#333333" loext:opacity="100%" style:font-name="var h3 typography-font-family" fo:font-size="13.5pt" fo:letter-spacing="normal" fo:font-style="normal" fo:font-weight="normal" officeooo:rsid="0028284a" style:font-weight-asian="normal" style:font-weight-complex="normal"/>
    </style:style>
    <style:style style:name="T15" style:family="text">
      <style:text-properties fo:font-variant="normal" fo:text-transform="none" fo:color="#333333" loext:opacity="100%" style:font-name="var h3 typography-font-family" fo:font-size="13pt" fo:letter-spacing="normal" fo:font-style="normal" fo:font-weight="normal" officeooo:rsid="00223e5b" style:font-size-asian="13pt" style:font-weight-asian="normal" style:font-size-complex="13pt" style:font-weight-complex="normal"/>
    </style:style>
    <style:style style:name="T16" style:family="text">
      <style:text-properties fo:font-variant="normal" fo:text-transform="none" fo:color="#333333" loext:opacity="100%" style:font-name="var h3 typography-font-family" fo:font-size="15pt" fo:letter-spacing="normal" fo:font-style="normal" fo:font-weight="bold" officeooo:rsid="00262fdd" style:font-size-asian="15pt" style:font-weight-asian="bold" style:font-size-complex="15pt" style:font-weight-complex="bold"/>
    </style:style>
    <style:style style:name="T17" style:family="text">
      <style:text-properties fo:font-variant="normal" fo:text-transform="none" fo:color="#333333" loext:opacity="100%" style:font-name="var h3 typography-font-family" fo:font-size="15pt" fo:letter-spacing="normal" fo:font-style="normal" fo:font-weight="bold" officeooo:rsid="00223e5b" style:font-size-asian="15pt" style:font-weight-asian="bold" style:font-size-complex="15pt" style:font-weight-complex="bold"/>
    </style:style>
    <style:style style:name="T18" style:family="text">
      <style:text-properties fo:font-variant="normal" fo:text-transform="none" fo:color="#333333" loext:opacity="100%" fo:letter-spacing="normal" fo:font-style="normal" fo:font-weight="normal"/>
    </style:style>
    <style:style style:name="T19" style:family="text">
      <style:text-properties fo:font-variant="normal" fo:text-transform="none" fo:color="#333333" loext:opacity="100%" style:font-name="Poppins" fo:font-size="13pt" fo:letter-spacing="normal" fo:font-style="normal" fo:font-weight="bold" style:font-size-asian="13pt" style:font-size-complex="13pt"/>
    </style:style>
    <style:style style:name="T20" style:family="text">
      <style:text-properties fo:font-variant="normal" fo:text-transform="none" fo:color="#333333" loext:opacity="100%" style:font-name="Poppins" fo:font-size="13pt" fo:letter-spacing="normal" fo:font-style="normal" fo:font-weight="bold" officeooo:rsid="0021cd99" style:font-size-asian="13pt" style:font-size-complex="13pt"/>
    </style:style>
    <style:style style:name="T21" style:family="text">
      <style:text-properties fo:font-variant="normal" fo:text-transform="none" fo:color="#333333" loext:opacity="100%" style:font-name="Poppins" fo:font-size="13pt" fo:letter-spacing="normal" fo:font-style="normal" fo:font-weight="normal" officeooo:rsid="0021cd99" style:font-size-asian="13pt" style:font-weight-asian="normal" style:font-size-complex="13pt" style:font-weight-complex="normal"/>
    </style:style>
    <style:style style:name="T22" style:family="text">
      <style:text-properties fo:font-variant="normal" fo:text-transform="none" fo:color="#333333" loext:opacity="100%" style:font-name="Poppins" fo:font-size="13pt" fo:letter-spacing="normal" fo:font-style="normal" fo:font-weight="normal" officeooo:rsid="00223e5b" style:font-size-asian="13pt" style:font-weight-asian="normal" style:font-size-complex="13pt" style:font-weight-complex="normal"/>
    </style:style>
    <style:style style:name="T23" style:family="text">
      <style:text-properties fo:font-variant="normal" fo:text-transform="none" fo:color="#2b2c28" loext:opacity="100%" style:font-name="Poppins" fo:font-size="13.5pt" fo:letter-spacing="normal" fo:font-style="normal" fo:font-weight="bold"/>
    </style:style>
    <style:style style:name="T24" style:family="text">
      <style:text-properties fo:font-variant="normal" fo:text-transform="none" fo:color="#2b2c28" loext:opacity="100%" style:font-name="Poppins" fo:font-size="13.5pt" fo:letter-spacing="normal" fo:font-style="normal" fo:font-weight="bold" officeooo:rsid="001a3d02"/>
    </style:style>
    <style:style style:name="T25" style:family="text">
      <style:text-properties fo:font-variant="normal" fo:text-transform="none" fo:color="#2b2c28" loext:opacity="100%" style:font-name="Poppins" fo:font-size="13.5pt" fo:letter-spacing="normal" fo:font-style="normal" fo:font-weight="normal"/>
    </style:style>
    <style:style style:name="T26" style:family="text">
      <style:text-properties fo:font-variant="normal" fo:text-transform="none" fo:color="#2b2c28" loext:opacity="100%" style:font-name="Poppins" fo:font-size="13.5pt" fo:letter-spacing="normal" fo:font-style="normal" fo:font-weight="normal" officeooo:rsid="001ee38d"/>
    </style:style>
    <style:style style:name="T27" style:family="text">
      <style:text-properties fo:font-variant="normal" fo:text-transform="none" fo:color="#2b2c28" loext:opacity="100%" fo:letter-spacing="normal" fo:font-style="normal" fo:font-weight="normal"/>
    </style:style>
    <style:style style:name="T28" style:family="text">
      <style:text-properties fo:font-variant="normal" fo:text-transform="none" fo:color="#2b2c28" loext:opacity="100%" fo:letter-spacing="normal" fo:font-style="normal" fo:font-weight="normal" officeooo:rsid="001b12ed" loext:padding="0cm" loext:border="none"/>
    </style:style>
    <style:style style:name="T29" style:family="text">
      <style:text-properties fo:font-variant="normal" fo:text-transform="none" fo:color="#000000" loext:opacity="100%" fo:letter-spacing="normal" fo:font-style="normal" fo:font-weight="normal" loext:padding="0cm" loext:border="none"/>
    </style:style>
    <style:style style:name="T30" style:family="text">
      <style:text-properties fo:font-variant="normal" fo:text-transform="none" fo:color="#4d5156" loext:opacity="100%" style:font-name="Poppins" fo:font-size="13pt" fo:letter-spacing="normal" fo:font-style="normal" fo:font-weight="normal" officeooo:rsid="0021cd99" style:font-size-asian="13pt" style:font-size-complex="13pt"/>
    </style:style>
    <style:style style:name="T31" style:family="text">
      <style:text-properties fo:font-variant="normal" fo:text-transform="none" fo:color="#4d5156" loext:opacity="100%" style:font-name="Poppins" fo:font-size="13pt" fo:letter-spacing="normal" fo:font-style="normal" fo:font-weight="normal" officeooo:rsid="00223e5b" style:font-size-asian="13pt" style:font-size-complex="13pt"/>
    </style:style>
    <style:style style:name="T32" style:family="text">
      <style:text-properties fo:font-variant="normal" fo:text-transform="none" fo:color="#202124" loext:opacity="100%" style:font-name="inherit" fo:font-size="13pt" fo:letter-spacing="normal" fo:language="id" fo:country="ID" fo:font-style="normal" fo:font-weight="normal" officeooo:rsid="00223e5b" style:font-size-asian="13pt" style:font-weight-asian="normal" style:font-size-complex="13pt" style:font-weight-complex="normal"/>
    </style:style>
    <style:style style:name="T33" style:family="text">
      <style:text-properties fo:font-variant="normal" fo:text-transform="none" fo:color="#202124" loext:opacity="100%" style:font-name="Poppins" fo:font-size="13pt" fo:letter-spacing="normal" fo:language="id" fo:country="ID" fo:font-style="normal" fo:font-weight="normal" officeooo:rsid="00223e5b" style:font-size-asian="13pt" style:font-weight-asian="normal" style:font-size-complex="13pt" style:font-weight-complex="normal"/>
    </style:style>
    <style:style style:name="T34" style:family="text">
      <style:text-properties style:font-name="var h2 typography-font-family" fo:font-weight="bold"/>
    </style:style>
    <style:style style:name="T35" style:family="text">
      <style:text-properties style:font-name="var h3 typography-font-family" fo:font-weight="bold"/>
    </style:style>
    <style:style style:name="T36" style:family="text">
      <style:text-properties style:font-name="var h3 typography-font-family" fo:font-weight="bold" officeooo:rsid="001b12ed" loext:padding="0cm" loext:border="none"/>
    </style:style>
    <style:style style:name="T37" style:family="text">
      <style:text-properties fo:color="#2b2c28" loext:opacity="100%" officeooo:rsid="001b12ed" loext:padding="0cm" loext:border="none"/>
    </style:style>
    <style:style style:name="T38" style:family="text">
      <style:text-properties fo:color="#2b2c28" loext:opacity="100%" officeooo:rsid="00207a74" loext:padding="0cm" loext:border="none"/>
    </style:style>
    <style:style style:name="T39" style:family="text">
      <style:text-properties fo:color="#2b2c28" loext:opacity="100%" style:font-name="var h4 typography-font-family" fo:font-weight="bold" officeooo:rsid="001b12ed" loext:padding="0cm" loext:border="none"/>
    </style:style>
    <style:style style:name="T40" style:family="text">
      <style:text-properties loext:padding="0cm" loext:border="none"/>
    </style:style>
    <style:style style:name="T41" style:family="text">
      <style:text-properties officeooo:rsid="001df0dc" loext:padding="0cm" loext:border="none"/>
    </style:style>
    <style:style style:name="T42" style:family="text">
      <style:text-properties style:font-name="var h4 typography-font-family" fo:font-weight="bold"/>
    </style:style>
    <style:style style:name="T43" style:family="text">
      <style:text-properties style:font-name="var h4 typography-font-family" fo:font-weight="bold" officeooo:rsid="001b12ed" loext:padding="0cm" loext: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UDIT SISTEM DAN TEKNOLOGI INFORMASI</text:p>
      <text:p text:style-name="P11"/>
      <text:p text:style-name="P11">Audit sistem informasi adalah suatu upaya penghimpunan dan juga penilaian berbagai bukti agar bisa menentukan apakah sistem informasi yang digunakan pada sebuah perusahaan mampu mengamankan aset, menjaga integritas data, dan mampu mendorong perusahaan dalam mencapai tujuannya secara efektif serta menggunakan sumber daya yang ada secara lebih efisien.</text:p>
      <text:p text:style-name="P11"/>
      <text:p text:style-name="P16">Terdapat beberapa komponen yang harus diperiksa di dalamnya, yaitu audit secara menyeluruh pada tingkat efektivitas, efisiensi, <text:span text:style-name="Emphasis"><text:span text:style-name="T1">availability, confidentiality, reliability, integrity, </text:span></text:span>aspek keamanan, modifikasi program, audit proses, audit sumber data, dan juga data file ataupun database perusahaan.</text:p>
      <text:p text:style-name="P14"><text:span text:style-name="T2">Audit sistem informasi ini gabungan dari beragam jenis ilmu, yaitu ilmu traditional audit, sistem informasi akuntansi, ilmu komputer, </text:span><text:span text:style-name="Emphasis"><text:span text:style-name="T2">behavioral science, </text:span></text:span><text:span text:style-name="T2">dan juga manajemen sistem informasi.</text:span></text:p>
      <text:p text:style-name="P17">Standar yang umumnya digunakan dalam audit sistem informasi adalah standar yang sudah dikeluarkan oleh pihak ISACA, yakni ISACA IS Audit Standard</text:p>
      <text:h text:style-name="P2" text:outline-level="2"><text:bookmark text:name="Tahapan_Audit_Sistem_Informasi"/><text:span text:style-name="Strong_20_Emphasis"><text:span text:style-name="T34">Tahapan Audit Sistem Informasi</text:span></text:span></text:h>
      <text:p text:style-name="P17">Audit sistem informasi dilakukan dengan beberapa tahapan, yaitu:</text:p>
      <text:h text:style-name="P5" text:outline-level="3"><text:bookmark text:name="1_Perencanaan_Audit_Planning_The_Audit"/><text:span text:style-name="Strong_20_Emphasis"><text:span text:style-name="T4">1. Perencanaan Audit (Planning The Audit)</text:span></text:span></text:h>
      <text:p text:style-name="P23"><text:span text:style-name="Strong_20_Emphasis"><text:span text:style-name="T25">Perencanaan merupakan fase pertama dari kegiata</text:span></text:span><text:span text:style-name="Strong_20_Emphasis"><text:span text:style-name="T26">n audit</text:span></text:span><text:span text:style-name="Strong_20_Emphasis"><text:span text:style-name="T25">, bagi auditor eksternal hal ini artinya adalah melakukan investigasi terhadap klien untuk mengetahui apakah pekerjaan mengaudit dapat diterima, menempatkan staf audit, menghasilkan perjanjian audit, menghasilkan informasi latar belakang klien, mengerti tentang masalah hukum klien dan melakukan analisa tentang prosedur yang ada untuk mengerti tentang bisnis klien dan mengidentifikasikan resiko audit.</text:span></text:span></text:p>
      <text:p text:style-name="P24"><text:span text:style-name="Strong_20_Emphasis"><text:span text:style-name="T24">2. Pengujian Pengendalian (</text:span></text:span><text:span text:style-name="Strong_20_Emphasis"><text:span text:style-name="Emphasis"><text:span text:style-name="T24">Test Of Controls</text:span></text:span></text:span><text:span text:style-name="Strong_20_Emphasis"><text:span text:style-name="T24">)</text:span></text:span></text:p>
      <text:p text:style-name="P13"><text:span text:style-name="T25">Auditor melakukan kontrol </text:span><text:span text:style-name="Emphasis"><text:span text:style-name="T25">test </text:span></text:span><text:span text:style-name="T25">ketika mereka menilai bahwa kontrol resiko berada pada level kurang dari maksimum, mereka mengandalkan kontrol sebagai dasar untuk mengurangi biaya </text:span><text:span text:style-name="Emphasis"><text:span text:style-name="T25">testing</text:span></text:span><text:span text:style-name="T25">. Sampai pada fase ini auditor tidak mengetahui apakah identifikasi kontrol telah berjalan dengan efektif, oleh karena itu diperlukan evaluasi yang spesifik.</text:span></text:p>
      <text:p text:style-name="P13"><text:span text:style-name="Strong_20_Emphasis"><text:span text:style-name="T23">3. Pengujian Transaksi (</text:span></text:span><text:span text:style-name="Strong_20_Emphasis"><text:span text:style-name="Emphasis"><text:span text:style-name="T23">Test Of Transaction</text:span></text:span></text:span><text:span text:style-name="Strong_20_Emphasis"><text:span text:style-name="T23">)</text:span></text:span></text:p>
      <text:p text:style-name="P13"><text:soft-page-break/><text:span text:style-name="T25">Auditor menggunakan </text:span><text:span text:style-name="Emphasis"><text:span text:style-name="T25">test </text:span></text:span><text:span text:style-name="T25">terhadap transaksi untuk mengevaluasi apakah kesalahan atau proses yang tidak biasa terjadi pada transaksi yang mengakibatkan kesalahan pencatatan material pada laporan keuangan. </text:span><text:span text:style-name="Emphasis"><text:span text:style-name="T25">Test </text:span></text:span><text:span text:style-name="T25">transaksi ini termasuk menelusuri jurnal dari sumber dokumen, memeriksa file dan mengecek keakuratan.</text:span></text:p>
      <text:p text:style-name="P13"><text:span text:style-name="Strong_20_Emphasis"><text:span text:style-name="T23">4. Pengujian Keseimbangan atau Keseluruhan Hasil (</text:span></text:span><text:span text:style-name="Strong_20_Emphasis"><text:span text:style-name="Emphasis"><text:span text:style-name="T23">Tests Of Balances or Overal Result</text:span></text:span></text:span><text:span text:style-name="Strong_20_Emphasis"><text:span text:style-name="T23">)</text:span></text:span></text:p>
      <text:p text:style-name="P13"><text:span text:style-name="T25">Untuk mengetahui pendekatan yang digunakan pada fase ini, yang harus diperhatikan adalah pengamatan harta dan kesatuan data. Beberapa jenis substantif </text:span><text:span text:style-name="Emphasis"><text:span text:style-name="T25">test </text:span></text:span><text:span text:style-name="T25">yang digunakan adalah konfirmasi piutang, perhitungan fisik persediaan dan perhitungan ulang aktiva tetap.</text:span></text:p>
      <text:p text:style-name="P13"><text:span text:style-name="Strong_20_Emphasis"><text:span text:style-name="T23">5. Penyelesaian / Pengakhiran Audit </text:span></text:span><text:span text:style-name="Strong_20_Emphasis"><text:span text:style-name="Emphasis"><text:span text:style-name="T23">(Completion Of The Audit)</text:span></text:span></text:span></text:p>
      <text:p text:style-name="P13"><text:span text:style-name="T25">Pada fase akhir audit, eksternal audit akan menjalankan beberapa </text:span><text:span text:style-name="Emphasis"><text:span text:style-name="T25">test </text:span></text:span><text:span text:style-name="T25">tambahan terhadap bukti yang ada agar dapat dijadikan laporan. Lingkup Audit Sistem Informasi pada umumnya difokuskan kepada seluruh sumber daya sistem informasi yang ada, yaitu Aplikasi, Informasi, Infrastruktur da</text:span><text:bookmark-start text:name="__DdeLink__3_1297929553"/><text:span text:style-name="T25">n Pe</text:span><text:bookmark-end text:name="__DdeLink__3_1297929553"/><text:span text:style-name="T25">rsonil.</text:span></text:p>
      <text:h text:style-name="P3" text:outline-level="2"><text:bookmark text:name="Tujuan_Audit_Sistem_Informasi"/><text:span text:style-name="Strong_20_Emphasis"><text:span text:style-name="T19">Tujuan Audit Sistem Informasi</text:span></text:span></text:h>
      <text:p text:style-name="P21">Ron Weber secara garis besar menjelaskan tujuan audit informasi sebagai berikut ini:</text:p>
      <text:h text:style-name="P5" text:outline-level="3"><text:bookmark text:name="1_Mengamankan_Aset"/><text:span text:style-name="Strong_20_Emphasis"><text:span text:style-name="T19">1. Mengamankan Aset</text:span></text:span></text:h>
      <text:p text:style-name="P21">Aset informasi milik perusahaan seperti software, hardware, SDM, dan file data harus selalu dijaga dalam suatu sistem pengendalian internal yang baik agar bisa menghindari adanya penyalahgunaan aset perusahaan. sehingga, sistem pengamanan aset menjadi hal yang sangat penting yang harus disediakan oleh pihak perusahaan.</text:p>
      <text:h text:style-name="P5" text:outline-level="3"><text:bookmark text:name="2_Menjaga_Integritas_Data"/><text:span text:style-name="Strong_20_Emphasis"><text:span text:style-name="T19">2. Menjaga Integritas Data</text:span></text:span></text:h>
      <text:p text:style-name="P21">Pada dasarnya, integritas data adalah salah satu konsep dasar yang terdapat dalam sistem informasi. Data itu sendiri terdiri dari berbagai atribut tertentu, seperti kebenaran, keakuratan dan juga kelengkapan.</text:p>
      <text:p text:style-name="P21">Bila integritas data tidak bisa terpelihara dengan baik, maka suatu perusahaan tidak akan bisa lagi mempunyai hasil atau laporan yang baik, bahkan sangat mungkin mengalami kerugian.</text:p>
      <text:h text:style-name="P5" text:outline-level="3"><text:bookmark text:name="3_Menjaga_Efektivitas_Sistem"/><text:soft-page-break/><text:span text:style-name="Strong_20_Emphasis"><text:span text:style-name="T19">3. Menjaga Efektivitas Sistem</text:span></text:span></text:h>
      <text:p text:style-name="P21">Efektivitas sistem informasi pada suatu perusahaan memiliki peranan yang penting dalam proses pengambilan keputusan. Suatu sistem informasi dapat dikatakan efektif hanya jika sistem informasi tersebut telah sesuai dengan kebutuhan penggunanya.</text:p>
      <text:h text:style-name="P5" text:outline-level="3"><text:bookmark text:name="4_Menjaga_Efisiensi_Sistem"/><text:span text:style-name="Strong_20_Emphasis"><text:span text:style-name="T19">4. Menjaga Efisiensi Sistem</text:span></text:span></text:h>
      <text:p text:style-name="P34"><text:span text:style-name="T18">Efisiensi adalah suatu hal yang sangat penting saat suatu komputer sudah tidak lagi mempunyai kapasitas yang cukup atau harus melakukan evaluasi lagi apakah efisiensi sistem di dalamnya masih cukup atau harus menambah sumber daya.Kenapa? karena suatu sistem bisa dikatakan efisien bila sistem informasi di dalamnya mampu memenuhi kebutuhan pengguna dengan sumber daya informasi yang rendah.</text:span></text:p>
      <text:h text:style-name="P4" text:outline-level="2"><text:bookmark text:name="Jenis-Jenis_Audit_Sistem_Informasi"/><text:span text:style-name="Strong_20_Emphasis"><text:span text:style-name="T3">Jenis-Jenis Audit Sistem Informasi</text:span></text:span></text:h>
      <text:p text:style-name="P19"><text:span text:style-name="T38">t</text:span><text:span text:style-name="T37">erdapat dua jenis audit sistem informasi, yaitu audit sistem informasi laporan keuangan dan audit sistem informasi operasional. Berikut ini adalah penjelasannya:</text:span></text:p>
      <text:h text:style-name="P6" text:outline-level="3"><text:bookmark text:name="1_Audit_Sistem_Informasi_Laporan_Keuangan"/><text:span text:style-name="Strong_20_Emphasis"><text:span text:style-name="T36">1. Audit Sistem Informasi Laporan Keuangan</text:span></text:span></text:h>
      <text:p text:style-name="P17">Audit sistem informasi laporan keuangan dilakukan agar bisa mengetahui tingkat kewajaran pada laporan keuangan yang sudah disediakan oleh perusahaan.</text:p>
      <text:h text:style-name="P7" text:outline-level="3"><text:bookmark text:name="2_Audit_Operasional_Operational_Audit"/><text:span text:style-name="Strong_20_Emphasis"><text:span text:style-name="T35">2. Audit Operasional “Operational Audit”</text:span></text:span></text:h>
      <text:p text:style-name="P17">Audit atas software komputer ini terbagi menjadi tiga jenis, yaitu:</text:p>
      <text:h text:style-name="P1" text:outline-level="5"><text:bookmark text:name="Post_Implementation_Audit"/><text:span text:style-name="Strong_20_Emphasis"><text:span text:style-name="T42">- Post Implementation Audit</text:span></text:span></text:h>
      <text:p text:style-name="P20"><text:tab/>Jenis audit ini akan memeriksa apakah berbagai aplikasi komputer yang <text:tab/>sudah digunakan pada suatu perusahaan sudah sesuai dengan <text:tab/>penggunanya dan sudah digunakan dengan sumber daya yang maksimal.</text:p>
      <text:h text:style-name="P8" text:outline-level="4"><text:bookmark text:name="Concurrent_Audit"/><text:span text:style-name="Strong_20_Emphasis"><text:span text:style-name="T39">- </text:span></text:span><text:span text:style-name="Strong_20_Emphasis"><text:span text:style-name="T43">Concurrent Audit</text:span></text:span></text:h>
      <text:p text:style-name="P17"><text:tab/>Pihak auditor akan menjadi anggota dalam tim pengembangan sistem. <text:tab/>Nantinya mereka akan membantu tim agar bisa meningkatkan kualitas <text:tab/>dalam mengembangkan sistem yang dibangun oleh sistem analis, <text:tab/>designer, dan juga programmer agar bisa diterapkan.</text:p>
      <text:h text:style-name="P9" text:outline-level="4"><text:bookmark text:name="Concurrent_Audits"/><text:soft-page-break/><text:span text:style-name="Strong_20_Emphasis"><text:span text:style-name="T42">- Concurrent Audits</text:span></text:span></text:h>
      <text:p text:style-name="P15"><text:span text:style-name="T18"><text:tab/>Pihak auditor akan melakukan evaluasi performa unit fungsional atau <text:tab/>fungsi sistem informasi apakah sudah bisa dikelola dengan baik, apakah <text:tab/>kontrol dalam mengambangkan sistem secara menyeluruh sudah mampu <text:tab/>dilakukan dengan baik, apakah sistem komputer yang digunakan sudah <text:tab/>dikelola dan juga digunakan dengan baik.</text:span></text:p>
      <text:p text:style-name="P32"><text:span text:style-name="T28">Dalam</text:span><text:span text:style-name="T29"> pelaksanaannya, auditor TI mengumpulkan bukti-bukti yang memadai melalui berbagai teknik termasuk survei, interview, observasi dan review dokumentasi (termasuk review source-code biladiperlukan).</text:span></text:p>
      <text:p text:style-name="P32"><text:span text:style-name="T29">Dalam proses pengumpulan bukti ini ada beberapa cara yang sering dipakai yaitu,audit around computer, audit trought computer dan audit with computer.</text:span></text:p>
      <text:p text:style-name="P32"><text:span text:style-name="T29">Jika tingkat pemakaian TI tinggi maka audit yang dominan digunakan adalah audit with computer atau yang biasa disebut dengan teknikaudit berbantuan computer atau menggunakan CAAT (Computer Aided Auditing Technique).</text:span></text:p>
      <text:p text:style-name="P32"><text:span text:style-name="T29">Teknik ini digunakan untuk menganalisa data, misalnya saja data transaksi penjualan, pembelian, transaksiaktivitas persediaan, aktivitas nasabah, dan lain-lain</text:span></text:p>
      <text:p text:style-name="P32"><text:span text:style-name="T29"/></text:p>
      <text:p text:style-name="P22"><text:span text:style-name="T40">Hasil Audit? Siapa yang Melakukan Audit?</text:span></text:p>
      <text:p text:style-name="P22"><text:span text:style-name="T40">Auditor Sistem Informasi pada dasarnya melakukan penilaian (assurance) tentang kesiapan sistemberdasarkan kriteria tertentu. Kemudian berdasarkan pengujian Auditor akan memberikan rekomendasiperbaikan yang diperlukan. Adakalanya judgement diperlukan berdasarkan kriteria yang disepakati bersama. Penanggung jawab sistem yang diaudit tetap berada pada pengelola sistem, bukan di tanganauditor. Atas rekomendasi yang diberikan tentunya diharapkan ada tindak lanjut perbaikan bagi </text:span><text:span text:style-name="T41">manajemen.</text:span></text:p>
      <text:p text:style-name="P33"><text:span text:style-name="T29">Siapakah sebaiknya yang melakukan audit sistem informasi? </text:span></text:p>
      <text:p text:style-name="P33"><text:span text:style-name="T29">Audit sistem informasi dapat dilakukan sebagai bagian dari pengendalian internal yang dilakukan oleh fungsi TI. Tapi jika dibutuhkan opini publik tentang kesiapan sistem tersebut, audit dapat dilakukan dengan mengundang pihak ketiga (auditor independent) untuk melakukannya. Di AS hasil audit sistem informasi terhadap bank harus dipublikasikan kepada publik. Dengan demikian pengguna jasa, nasabah mengetahui kondisi layanan sistem informasi pada bank tersebut. Jika sebuah hasil </text:span><text:soft-page-break/><text:span text:style-name="T29">audit TI perlu dipublikasikan, tentunya perlu perangkat hukum yang mengatur tata cara pelaporan tersebut</text:span></text:p>
      <text:p text:style-name="P37"/>
      <text:p text:style-name="P35">Teknologi Informasi</text:p>
      <text:p text:style-name="P25"><text:span text:style-name="Strong_20_Emphasis"><text:span text:style-name="T9">A. </text:span></text:span><text:span text:style-name="Strong_20_Emphasis"><text:span text:style-name="T8">Pengertian Teknologi Informasi</text:span></text:span></text:p>
      <text:p text:style-name="P26"><text:span text:style-name="Strong_20_Emphasis"><text:span text:style-name="T10">Teknologi informasi (information technology) </text:span></text:span><text:span text:style-name="Strong_20_Emphasis"><text:span text:style-name="T11">atau</text:span></text:span><text:span text:style-name="Strong_20_Emphasis"><text:span text:style-name="T10"> biasa juga disebut dengan TI, IT, atau infotech.</text:span></text:span><text:span text:style-name="Strong_20_Emphasis"><text:span text:style-name="T31">Terdiri menjadi dua kata yakni teknologi dan informasi.</text:span></text:span></text:p>
      <text:p text:style-name="P26"><text:span text:style-name="Strong_20_Emphasis"><text:span text:style-name="T30">Teknologi adalah keseluruhan sarana untuk menyediakan barang-barang yang diperlukan bagi kelangsungan dan kenyamanan hidup </text:span></text:span><text:span text:style-name="Strong_20_Emphasis"><text:span text:style-name="T31">serta</text:span></text:span><text:span text:style-name="Strong_20_Emphasis"><text:span text:style-name="T20"> </text:span></text:span><text:span text:style-name="Strong_20_Emphasis"><text:span text:style-name="T21">menghasilkan nilai bagi pemenuhan kebutuhan </text:span></text:span><text:span text:style-name="Strong_20_Emphasis"><text:span text:style-name="T22">juga</text:span></text:span><text:span text:style-name="Strong_20_Emphasis"><text:span text:style-name="T21"> peningkatan mutu kehidupan manusia.</text:span></text:span></text:p>
      <text:p text:style-name="P26"><text:span text:style-name="Strong_20_Emphasis"><text:span text:style-name="T22">Sedangkan , Menurut Gordon B Davis : Informasi adalah data yang telah diolah menjadi suatu bentuk yang penting bagi penerima dan mempunyai nilai yang nyata atau nilai yang dapat dirasakan dalam keputusan-keputusan sekarang maupun yang akan datang.</text:span></text:span></text:p>
      <text:p text:style-name="P25"><text:span text:style-name="Strong_20_Emphasis"><text:span text:style-name="T10">Teknologi Informasi (TI), atau </text:span></text:span><text:span text:style-name="Strong_20_Emphasis"><text:span text:style-name="T11">dalam bahasa inggris</text:span></text:span><text:span text:style-name="Strong_20_Emphasis"><text:span text:style-name="T10"> Information technology (IT) adalah istilah umum untuk teknologi apapun yang membantu manusia dalam membuat, mengubah, menyimpan, mengomunikasikan atau menyebarkan informasi. TI menyatukan komputasi dan komunikasi berkecepatan tinggi untuk data, suara, dan video. Contoh dari Teknologi Informasi bukan hanya berupa komputer pribadi, tetapi juga telepon, TV, peralatan rumah tangga elektronik, dan peranti genggam modern (misalnya ponsel).Dengan kata lain, yang disebut teknologi informasi adalah gabungan antara teknologi komputer dan teknologi komunikasi.</text:span></text:span></text:p>
      <text:p text:style-name="P25"><text:span text:style-name="Strong_20_Emphasis"><text:span text:style-name="T11"/></text:span></text:p>
      <text:p text:style-name="P29"><text:span text:style-name="Strong_20_Emphasis"><text:span text:style-name="T16">B. Fungsionalitas Teknologi Informasi</text:span></text:span></text:p>
      <text:p text:style-name="P25"><text:span text:style-name="Strong_20_Emphasis"><text:span text:style-name="T11">Untuk memperoleh informasi, maka ada beberapa mekanisme atau fungsi yang dimiliki oleh Teknologi Informasi. Ada 6 fungsi pokok, yaitu :</text:span></text:span></text:p>
      <text:p text:style-name="P27"><text:span text:style-name="Strong_20_Emphasis"><text:span text:style-name="T11">1) Capture</text:span></text:span></text:p>
      <text:p text:style-name="P27"><text:span text:style-name="Strong_20_Emphasis"><text:span text:style-name="T33">Mendapatkan representasi informasi dalam bentuk yang memungkinkan untuk dikirim atau disimpan</text:span></text:span></text:p>
      <text:p text:style-name="P27"><text:soft-page-break/><text:span text:style-name="Strong_20_Emphasis"><text:span text:style-name="T11">2) Transmit</text:span></text:span></text:p>
      <text:p text:style-name="P27"><text:span text:style-name="Strong_20_Emphasis"><text:span text:style-name="T12">memindahkan informasi dari satu tempat ke tempat lainnya</text:span></text:span></text:p>
      <text:p text:style-name="P27"><text:span text:style-name="Strong_20_Emphasis"><text:span text:style-name="T11">3) Store</text:span></text:span></text:p>
      <text:p text:style-name="P27"><text:bookmark-start text:name="__DdeLink__22_1297929553"/><text:span text:style-name="Strong_20_Emphasis"><text:span text:style-name="T12">m</text:span></text:span><text:bookmark-end text:name="__DdeLink__22_1297929553"/><text:span text:style-name="Strong_20_Emphasis"><text:span text:style-name="T12">emindahkan informasi ke tempat tertentu untuk pengambilan nantinya.</text:span></text:span></text:p>
      <text:p text:style-name="P28"><text:span text:style-name="Strong_20_Emphasis"><text:span text:style-name="T11">4) Retrieve</text:span></text:span></text:p>
      <text:p text:style-name="P10"><text:bookmark-start text:name="__DdeLink__24_1297929553"/><text:bookmark-end text:name="__DdeLink__24_1297929553"/><text:bookmark text:name="tw-target-text"/><text:span text:style-name="Strong_20_Emphasis"><text:span text:style-name="T32">Temukan informasi spesifik yang saat ini dibutuhkan</text:span></text:span></text:p>
      <text:p text:style-name="P10"><text:span text:style-name="Strong_20_Emphasis"><text:span text:style-name="T32"/></text:span></text:p>
      <text:p text:style-name="P28"><text:span text:style-name="Strong_20_Emphasis"><text:span text:style-name="T15">5) Manipulate</text:span></text:span></text:p>
      <text:p text:style-name="P10"><text:bookmark-start text:name="__DdeLink__27_1297929553"/><text:bookmark-end text:name="__DdeLink__27_1297929553"/><text:bookmark text:name="tw-target-text1"/><text:span text:style-name="Strong_20_Emphasis"><text:span text:style-name="T32">Membuat informasi baru dari informasi yang ada melalui meringkas, menyortir, menyusun ulang, memformat ulang atau jenis perhitungan lainnya </text:span></text:span></text:p>
      <text:p text:style-name="P10"><text:span text:style-name="Strong_20_Emphasis"><text:span text:style-name="T32"/></text:span></text:p>
      <text:p text:style-name="P10"><text:span text:style-name="Strong_20_Emphasis"><text:span text:style-name="T32">6) Menampilkan</text:span></text:span></text:p>
      <text:p text:style-name="P10"><text:span text:style-name="Strong_20_Emphasis"><text:span text:style-name="T32">Menampilkan informasi kepada seseorang</text:span></text:span></text:p>
      <text:p text:style-name="P28"><text:span text:style-name="Strong_20_Emphasis"><text:span text:style-name="T11"/></text:span></text:p>
      <text:p text:style-name="P29"><text:span text:style-name="Strong_20_Emphasis"><text:span text:style-name="T17">C. Pengelompokan Teknologi Informasi</text:span></text:span></text:p>
      <text:p text:style-name="P29"><text:span text:style-name="Strong_20_Emphasis"><text:span text:style-name="T11">teknologi informasi dapat dikelompokkan menjadi 6 (enam) teknologi, yaitu teknologi komunikasi, teknologi masukan, teknologi keluaran, teknologi perangkat lunak, teknologi penyimpanan, dan teknologi mesin pemrosesan.</text:span></text:span></text:p>
      <text:p text:style-name="P29"><text:span text:style-name="Strong_20_Emphasis"><text:span text:style-name="T11">D. Komponen Sistem Teknologi Informasi</text:span></text:span></text:p>
      <text:p text:style-name="P30"><text:span text:style-name="Strong_20_Emphasis"><text:span text:style-name="T11">Suatu sistem teknologi informasi pada dasarnya tidak hanya mencakup hal-hal yang bersifat fisik, seperti komputer dan printer, tetapi juga mencakup hal-hal yang tidak terlihat secara fisik, yaitu perangkat lunak atau software </text:span></text:span><text:span text:style-name="Strong_20_Emphasis"><text:span text:style-name="T13">dan orang yang mengendalikan (brainware)</text:span></text:span><text:span text:style-name="Strong_20_Emphasis"><text:span text:style-name="T11"> . Dengan demikian dapat dikatakan bahwa, komponen utama sistem teknologi informasi adalah berupa: </text:span></text:span></text:p>
      <text:p text:style-name="P30"><text:span text:style-name="Strong_20_Emphasis"><text:span text:style-name="T11">→ Perangkat keras (hardware)</text:span></text:span></text:p>
      <text:p text:style-name="P30"><text:span text:style-name="Strong_20_Emphasis"><text:span text:style-name="T11">→ Perangkat lunak (software)</text:span></text:span></text:p>
      <text:p text:style-name="P30"><text:span text:style-name="Strong_20_Emphasis"><text:span text:style-name="T11">→ dan Orang (brainware)</text:span></text:span></text:p>
      <text:p text:style-name="P30"><text:span text:style-name="Strong_20_Emphasis"><text:span text:style-name="T11"/></text:span></text:p>
      <text:p text:style-name="P30"><text:span text:style-name="Strong_20_Emphasis"><text:span text:style-name="T11"/></text:span></text:p>
      <text:p text:style-name="P25"><text:soft-page-break/><text:span text:style-name="Strong_20_Emphasis"><text:span text:style-name="T11">E. Klasifikasi SistemTeknologi Informasi</text:span></text:span></text:p>
      <text:p text:style-name="P31"><text:span text:style-name="Strong_20_Emphasis"><text:span text:style-name="T11">Sistem teknologi informasi dapat diklasifikasian yaitu </text:span></text:span></text:p>
      <text:p text:style-name="P31"><text:span text:style-name="Strong_20_Emphasis"><text:span text:style-name="T11">→ menurut fungsi sistem (embedded IT system, dedicated IT system, dan general purpose IT system), </text:span></text:span></text:p>
      <text:p text:style-name="P31"><text:span text:style-name="Strong_20_Emphasis"><text:span text:style-name="T11">→ menurut departemen dalam organisasi/perusahaan bisnis (sistem informasi akuntansi, sistem informasi pemasaran, sistem informasi produksi, sistem informasi kepegawaian, dan lain sebagainya),</text:span></text:span></text:p>
      <text:p text:style-name="P31"><text:span text:style-name="Strong_20_Emphasis"><text:span text:style-name="T11">→ menurut dukungan terhadap level manajemen dalam organisasi/perusahaan (sistem informasi SDM, sistem pemrosesan transaksi, sistem pendukung keputusan, dan sistem informasi eksekutif), menurut ukuran, dan menurut cara melayani permintaan (klien-server)</text:span></text:span></text:p>
      <text:p text:style-name="P31"><text:span text:style-name="Strong_20_Emphasis"><text:span text:style-name="T11">F. PerananTeknologi Informasi </text:span></text:span></text:p>
      <text:p text:style-name="P31"><text:span text:style-name="Strong_20_Emphasis"><text:span text:style-name="T11">Peranan teknologi informasi pada masa kini tidak hanya diperuntukkan bagi organisasi/perusahaan, m</text:span></text:span><text:span text:style-name="Strong_20_Emphasis"><text:span text:style-name="T14">e</text:span></text:span><text:span text:style-name="Strong_20_Emphasis"><text:span text:style-name="T11">lainkan juga untuk kebutuhan perseorangan/</text:span></text:span><text:span text:style-name="Strong_20_Emphasis"><text:span text:style-name="T14">individu</text:span></text:span><text:span text:style-name="Strong_20_Emphasis"><text:span text:style-name="T11">. </text:span></text:span></text:p>
      <text:p text:style-name="P31"><text:span text:style-name="Strong_20_Emphasis"><text:span text:style-name="T11">Bagi organisasi/perusahaan, teknologi informasi dapat digunakan untuk mencapai keunggulan kompetitif, sedangkan bagi perseorangan teknologi informasi dapat digunakan untuk mencapai keunggulan pribadi, termasuk untuk promosi diri dan mencari pekerjaan.</text:span></text:span></text:p>
      <text:p text:style-name="P31"><text:span text:style-name="Strong_20_Emphasis"><text:span text:style-name="T11">Pada masa sekarang ponsel dengan kemampuan mengambil informasi dari Internet telah menjadi barang <text:s/></text:span></text:span><text:span text:style-name="Strong_20_Emphasis"><text:span text:style-name="T14">komunikasi yang mudah dan menjadikan jarak seperti bukan kendala lagi</text:span></text:span></text:p>
      <text:p text:style-name="P31"><text:span text:style-name="Strong_20_Emphasis"><text:span text:style-name="T14">hal lain yang menjadi peran teknologi informasi yaitu orang menjadi terbiasa menggunakan surat elektronik (e-mail) dalam berkomunikasi dibandingkan harus menggunakan mesin ketik biasa.</text:span></text:span></text:p>
      <text:p text:style-name="P31"><text:span text:style-name="Strong_20_Emphasis"><text:span text:style-name="T14"/></text:span></text:p>
      <text:p text:style-name="P26"><text:span text:style-name="Strong_20_Emphasis"><text:span text:style-name="T11">Sumber :</text:span></text:span></text:p>
      <text:p text:style-name="P36">https://www.academia.edu/4742018/Audit_Sistem_Informasi_Apa_itu_Audit_Sistem_Informasi_Teknologi_Informasi</text:p>
      <text:p text:style-name="P18"><text:a xlink:type="simple" xlink:href="https://pusdiklat.bps.go.id/diklat/bahan_diklat/BA_3067.pdf" text:style-name="Internet_20_link" text:visited-style-name="Visited_20_Internet_20_Link">https://pusdiklat.bps.go.id/diklat/bahan_diklat/BA_3067.pdf</text:a></text:p>
      <text:p text:style-name="P18">https://accurate.id/teknologi/audit-sistem-informasi/#:~:text=Audit%20sistem%20informasi%20adalah%20suatu,secara%20efektif%20serta%20menggunakan%20sum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Sans" svg:font-family="'Fira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ce style:name="arial" svg:font-family="arial, sans-serif"/>
    <style:font-face style:name="ff2" svg:font-family="ff2, Arial, Arial, Helvetica, sans-serif"/>
    <style:font-face style:name="inherit" svg:font-family="inherit"/>
    <style:font-face style:name="var h2 typography-font-family" svg:font-family="'var h2 typography-font-family'"/>
    <style:font-face style:name="var h3 typography-font-family" svg:font-family="'var h3 typography-font-family'"/>
    <style:font-face style:name="var h4 typography-font-family" svg:font-family="'var h4 typography-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02:24:54.337053937</meta:creation-date>
    <dc:date>2022-08-30T03:37:33.649435023</dc:date>
    <meta:editing-duration>PT41M1S</meta:editing-duration>
    <meta:editing-cycles>16</meta:editing-cycles>
    <meta:generator>LibreOffice/7.3.4.2$Linux_X86_64 LibreOffice_project/30$Build-2</meta:generator>
    <meta:document-statistic meta:table-count="0" meta:image-count="0" meta:object-count="0" meta:page-count="7" meta:paragraph-count="89" meta:word-count="1549" meta:character-count="12265" meta:non-whitespace-character-count="10785"/>
  </office:meta>
</office:document-meta>
</file>